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07cm" style:rel-column-width="968*"/>
    </style:style>
    <style:style style:name="Tabla1.B" style:family="table-column">
      <style:table-column-properties style:column-width="6.793cm" style:rel-column-width="3851*"/>
    </style:style>
    <style:style style:name="Tabla1.C" style:family="table-column">
      <style:table-column-properties style:column-width="4.249cm" style:rel-column-width="2409*"/>
    </style:style>
    <style:style style:name="Tabla1.D" style:family="table-column">
      <style:table-column-properties style:column-width="4.251cm" style:rel-column-width="2410*"/>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1449e" officeooo:paragraph-rsid="0011449e"/>
    </style:style>
    <style:style style:name="P2" style:family="paragraph" style:parent-style-name="Standard" style:list-style-name="L1">
      <style:text-properties officeooo:rsid="0011449e" officeooo:paragraph-rsid="0011449e"/>
    </style:style>
    <style:style style:name="P3" style:family="paragraph" style:parent-style-name="Standard" style:list-style-name="L4">
      <style:text-properties officeooo:rsid="0011449e" officeooo:paragraph-rsid="0011449e"/>
    </style:style>
    <style:style style:name="P4" style:family="paragraph" style:parent-style-name="Standard" style:list-style-name="L4">
      <style:text-properties officeooo:rsid="0011449e" officeooo:paragraph-rsid="0012194d"/>
    </style:style>
    <style:style style:name="P5" style:family="paragraph" style:parent-style-name="Standard" style:list-style-name="L5">
      <style:text-properties officeooo:rsid="0011449e" officeooo:paragraph-rsid="0011449e"/>
    </style:style>
    <style:style style:name="P6" style:family="paragraph" style:parent-style-name="Standard" style:list-style-name="L5">
      <style:text-properties officeooo:rsid="0012194d" officeooo:paragraph-rsid="0012194d"/>
    </style:style>
    <style:style style:name="P7" style:family="paragraph" style:parent-style-name="Standard">
      <style:text-properties officeooo:rsid="0012194d" officeooo:paragraph-rsid="0012194d"/>
    </style:style>
    <style:style style:name="P8" style:family="paragraph" style:parent-style-name="Standard" style:list-style-name="L6">
      <style:text-properties officeooo:rsid="0012194d" officeooo:paragraph-rsid="0012194d"/>
    </style:style>
    <style:style style:name="P9" style:family="paragraph" style:parent-style-name="Standard" style:list-style-name="L7">
      <style:text-properties officeooo:rsid="0012194d" officeooo:paragraph-rsid="0012194d"/>
    </style:style>
    <style:style style:name="P10" style:family="paragraph" style:parent-style-name="Standard" style:list-style-name="L8">
      <style:text-properties officeooo:rsid="0012194d" officeooo:paragraph-rsid="0012194d"/>
    </style:style>
    <style:style style:name="P11" style:family="paragraph" style:parent-style-name="Standard" style:list-style-name="L8">
      <style:text-properties officeooo:rsid="0013e1fb" officeooo:paragraph-rsid="0013e1fb"/>
    </style:style>
    <style:style style:name="P12" style:family="paragraph" style:parent-style-name="Standard">
      <style:text-properties officeooo:rsid="0013e1fb" officeooo:paragraph-rsid="0013e1fb"/>
    </style:style>
    <style:style style:name="P13" style:family="paragraph" style:parent-style-name="Standard">
      <style:text-properties officeooo:rsid="00143393" officeooo:paragraph-rsid="00143393"/>
    </style:style>
    <style:style style:name="P14" style:family="paragraph" style:parent-style-name="Standard" style:list-style-name="L9">
      <style:text-properties officeooo:rsid="00143393" officeooo:paragraph-rsid="00143393"/>
    </style:style>
    <style:style style:name="P15" style:family="paragraph" style:parent-style-name="Standard">
      <style:text-properties officeooo:paragraph-rsid="00143393"/>
    </style:style>
    <style:style style:name="P16" style:family="paragraph" style:parent-style-name="Standard">
      <style:text-properties officeooo:rsid="00144c0b" officeooo:paragraph-rsid="00144c0b"/>
    </style:style>
    <style:style style:name="P17" style:family="paragraph" style:parent-style-name="Standard">
      <style:text-properties officeooo:rsid="00144c0b" officeooo:paragraph-rsid="00144c0b" fo:background-color="#fff200"/>
    </style:style>
    <style:style style:name="P18" style:family="paragraph" style:parent-style-name="Table_20_Contents">
      <style:text-properties officeooo:rsid="0013e1fb" officeooo:paragraph-rsid="0013e1fb"/>
    </style:style>
    <style:style style:name="T1" style:family="text">
      <style:text-properties officeooo:rsid="0012194d"/>
    </style:style>
    <style:style style:name="T2" style:family="text">
      <style:text-properties officeooo:rsid="0013e1fb"/>
    </style:style>
    <style:style style:name="T3" style:family="text">
      <style:text-properties officeooo:rsid="0014339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cion preliminar del proyecto – Sitio web comercial de la empresa de alquiler de autos “TuTutu”<text:line-break/><text:line-break/>1- Titulo y descripcion del proyecto:</text:p>
      <text:list xml:id="list166677863" text:style-name="L1">
        <text:list-item>
          <text:p text:style-name="P2">Titulo: Pagina web comercial para la firma TuTutu</text:p>
          <text:p text:style-name="P2"/>
        </text:list-item>
        <text:list-item>
          <text:p text:style-name="P2">Descripcion: creacion de un sitio web comercial con el objetivo de acercar el servicio de la empresa al publico, tanto al ocasional que pueda estar en la busqueda casual como al objetivo asi como fortalecer la presencia en linea de la marca</text:p>
        </text:list-item>
      </text:list>
      <text:p text:style-name="P1"/>
      <text:p text:style-name="P1">2- Publico Objetivo: </text:p>
      <text:list xml:id="list3271124737" text:style-name="L4">
        <text:list-item>
          <text:p text:style-name="P4">Principal: Empleados de compañias extranjeras que deban mobilizarse por la ciudad sin depender de un servicio de taxis o similares</text:p>
        </text:list-item>
        <text:list-item>
          <text:p text:style-name="P4">Secundario: Turistas que llegan al país provenientes del extranjero y que buscan un <text:span text:style-name="T1">vehículo</text:span> para recorrer el mismo sin tener que seguir un tour o un plan preestablecido mas alla de las fechas de arribo y partida.</text:p>
        </text:list-item>
        <text:list-item>
          <text:p text:style-name="P3"><text:span text:style-name="T1">Terciario</text:span>: Personas que viven en las zonas donde la empresa tiene <text:span text:style-name="T1">vehículos</text:span> pero no cuentan con vehiculo propio y desean hacer microturismo en durante los feriados turisticos</text:p>
          <text:p text:style-name="P3"/>
        </text:list-item>
      </text:list>
      <text:p text:style-name="P1">3- Estructura del sitio:</text:p>
      <text:list xml:id="list966286766" text:style-name="L5">
        <text:list-item>
          <text:p text:style-name="P5">Index: Es la pagina principal, en esta se puede hacer la reserva del vehiculo en cuestion <text:span text:style-name="T3">y las fechas para su uso</text:span></text:p>
          <text:p text:style-name="P5"/>
        </text:list-item>
        <text:list-item>
          <text:p text:style-name="P5">Autos: Es la pagina donde se muestran tanto imagenes de los vehiculos como descripciones de sus caracteristicas basicas (capacidad de pasajeros, capacidad de equipaje, tal vez autonomia del vehiculo y rendimiento de combustible por kilometraje recorrido), <text:span text:style-name="T1">destinado a todo el publico pero especialmente para el terciario.</text:span></text:p>
          <text:p text:style-name="P5"/>
        </text:list-item>
        <text:list-item>
          <text:p text:style-name="P6">Premium: Similar a la pagina “autos” pero con enfasis en los publicos primario y secundario.</text:p>
          <text:p text:style-name="P6"/>
        </text:list-item>
        <text:list-item>
          <text:p text:style-name="P6">Preguntas frecuentes: Pagina dedicada a resolver las dudas mas frecuentes de la clientela, como que incluye el servicio, idea de como se fijan los precios, etc.</text:p>
          <text:p text:style-name="P6"/>
        </text:list-item>
        <text:list-item>
          <text:p text:style-name="P6">Contacto: Pagina dediada a ofrecerle al cliente una forma de evacuar consultas antes de hacer una reserva.</text:p>
        </text:list-item>
      </text:list>
      <text:p text:style-name="P7"/>
      <text:p text:style-name="P7">4- Diseño y Estilo:</text:p>
      <text:list xml:id="list222940429" text:style-name="L6">
        <text:list-item>
          <text:p text:style-name="P8">Estilo visual:</text:p>
        </text:list-item>
        <text:list-item>
          <text:p text:style-name="P8">Colores:</text:p>
        </text:list-item>
        <text:list-item>
          <text:p text:style-name="P8">Tipografia:</text:p>
        </text:list-item>
      </text:list>
      <text:p text:style-name="P7"/>
      <text:p text:style-name="P7">5- Contenidos y Funcionalidades:</text:p>
      <text:list xml:id="list4148117128" text:style-name="L7">
        <text:list-item>
          <text:p text:style-name="P9">Contenido: Textos informativos, imagenes de los vehiculos</text:p>
          <text:p text:style-name="P9"/>
        </text:list-item>
        <text:list-item>
          <text:p text:style-name="P9">Funcionalidades: Formulario de contacto, formulario de reserva</text:p>
        </text:list-item>
      </text:list>
      <text:p text:style-name="P7"/>
      <text:p text:style-name="P7">6- Integrantes del equipo y Representante:</text:p>
      <text:list xml:id="list1754489326" text:style-name="L8">
        <text:list-item>
          <text:p text:style-name="P10">Gabriel Jose (Representante y enlace con el instructor, <text:span text:style-name="T2">Contenido - HTML </text:span>)</text:p>
        </text:list-item>
        <text:list-item>
          <text:p text:style-name="P11">Alexis (Diseño y Maquetacion - CSS)</text:p>
        </text:list-item>
        <text:list-item>
          <text:p text:style-name="P11">Nicolas (Desarrollo y Programacion – JS) </text:p>
        </text:list-item>
      </text:list>
      <text:p text:style-name="P12">7- Cronograma Tentativo:</text:p>
      <text:p text:style-name="P12"><text:soft-page-break/></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8">Punto</text:p>
          </table:table-cell>
          <table:table-cell table:style-name="Tabla1.A1" office:value-type="string">
            <text:p text:style-name="P18">Descripcion</text:p>
          </table:table-cell>
          <table:table-cell table:style-name="Tabla1.A1" office:value-type="string">
            <text:p text:style-name="P18">Fecha Limite</text:p>
          </table:table-cell>
          <table:table-cell table:style-name="Tabla1.D1" office:value-type="string">
            <text:p text:style-name="P18">Encargado</text:p>
          </table:table-cell>
        </table:table-row>
        <table:table-row>
          <table:table-cell table:style-name="Tabla1.A2" office:value-type="string">
            <text:p text:style-name="P18">1</text:p>
          </table:table-cell>
          <table:table-cell table:style-name="Tabla1.A2" office:value-type="string">
            <text:p text:style-name="P18">Contenido</text:p>
          </table:table-cell>
          <table:table-cell table:style-name="Tabla1.A2" office:value-type="string">
            <text:p text:style-name="P18">10/10/2023</text:p>
          </table:table-cell>
          <table:table-cell table:style-name="Tabla1.D2" office:value-type="string">
            <text:p text:style-name="P18">Gabriel Jose</text:p>
          </table:table-cell>
        </table:table-row>
        <table:table-row>
          <table:table-cell table:style-name="Tabla1.A2" office:value-type="string">
            <text:p text:style-name="P18">2</text:p>
          </table:table-cell>
          <table:table-cell table:style-name="Tabla1.A2" office:value-type="string">
            <text:p text:style-name="P18">Etiquetas Semanticas</text:p>
          </table:table-cell>
          <table:table-cell table:style-name="Tabla1.A2" office:value-type="string">
            <text:p text:style-name="P18">11/10/2023</text:p>
          </table:table-cell>
          <table:table-cell table:style-name="Tabla1.D2" office:value-type="string">
            <text:p text:style-name="P18">Gabriel Jose</text:p>
          </table:table-cell>
        </table:table-row>
        <table:table-row>
          <table:table-cell table:style-name="Tabla1.A2" office:value-type="string">
            <text:p text:style-name="P18">3</text:p>
          </table:table-cell>
          <table:table-cell table:style-name="Tabla1.A2" office:value-type="string">
            <text:p text:style-name="P18">Formulario</text:p>
          </table:table-cell>
          <table:table-cell table:style-name="Tabla1.A2" office:value-type="string">
            <text:p text:style-name="P18">13/10/2023</text:p>
          </table:table-cell>
          <table:table-cell table:style-name="Tabla1.D2" office:value-type="string">
            <text:p text:style-name="P18">Gabriel Jose</text:p>
          </table:table-cell>
        </table:table-row>
        <table:table-row>
          <table:table-cell table:style-name="Tabla1.A2" office:value-type="string">
            <text:p text:style-name="P18">4</text:p>
          </table:table-cell>
          <table:table-cell table:style-name="Tabla1.A2" office:value-type="string">
            <text:p text:style-name="P18">Diseño Estetico</text:p>
          </table:table-cell>
          <table:table-cell table:style-name="Tabla1.A2" office:value-type="string">
            <text:p text:style-name="P18">15/10/2023</text:p>
          </table:table-cell>
          <table:table-cell table:style-name="Tabla1.D2" office:value-type="string">
            <text:p text:style-name="Table_20_Contents"/>
          </table:table-cell>
        </table:table-row>
        <table:table-row>
          <table:table-cell table:style-name="Tabla1.A2" office:value-type="string">
            <text:p text:style-name="P18">5</text:p>
          </table:table-cell>
          <table:table-cell table:style-name="Tabla1.A2" office:value-type="string">
            <text:p text:style-name="P18">Diseño Responsive</text:p>
          </table:table-cell>
          <table:table-cell table:style-name="Tabla1.A2" office:value-type="string">
            <text:p text:style-name="P18">15/10/2023</text:p>
          </table:table-cell>
          <table:table-cell table:style-name="Tabla1.D2" office:value-type="string">
            <text:p text:style-name="Table_20_Contents"/>
          </table:table-cell>
        </table:table-row>
        <table:table-row>
          <table:table-cell table:style-name="Tabla1.A2" office:value-type="string">
            <text:p text:style-name="P18">6</text:p>
          </table:table-cell>
          <table:table-cell table:style-name="Tabla1.A2" office:value-type="string">
            <text:p text:style-name="P18">Dinamismo Visual</text:p>
          </table:table-cell>
          <table:table-cell table:style-name="Tabla1.A2" office:value-type="string">
            <text:p text:style-name="P18">15/10/2023</text:p>
          </table:table-cell>
          <table:table-cell table:style-name="Tabla1.D2" office:value-type="string">
            <text:p text:style-name="Table_20_Contents"/>
          </table:table-cell>
        </table:table-row>
        <table:table-row>
          <table:table-cell table:style-name="Tabla1.A2" office:value-type="string">
            <text:p text:style-name="P18">7</text:p>
          </table:table-cell>
          <table:table-cell table:style-name="Tabla1.A2" office:value-type="string">
            <text:p text:style-name="P18">Maquetacion</text:p>
          </table:table-cell>
          <table:table-cell table:style-name="Tabla1.A2" office:value-type="string">
            <text:p text:style-name="P18">15/10/2023</text:p>
          </table:table-cell>
          <table:table-cell table:style-name="Tabla1.D2" office:value-type="string">
            <text:p text:style-name="Table_20_Contents"/>
          </table:table-cell>
        </table:table-row>
        <table:table-row>
          <table:table-cell table:style-name="Tabla1.A2" office:value-type="string">
            <text:p text:style-name="P18">8</text:p>
          </table:table-cell>
          <table:table-cell table:style-name="Tabla1.A2" office:value-type="string">
            <text:p text:style-name="P18">API</text:p>
          </table:table-cell>
          <table:table-cell table:style-name="Tabla1.A2" office:value-type="string">
            <text:p text:style-name="P18">16/10/2023</text:p>
          </table:table-cell>
          <table:table-cell table:style-name="Tabla1.D2" office:value-type="string">
            <text:p text:style-name="Table_20_Contents"/>
          </table:table-cell>
        </table:table-row>
        <table:table-row>
          <table:table-cell table:style-name="Tabla1.A2" office:value-type="string">
            <text:p text:style-name="P18">9</text:p>
          </table:table-cell>
          <table:table-cell table:style-name="Tabla1.A2" office:value-type="string">
            <text:p text:style-name="P18">Framework de CSS</text:p>
          </table:table-cell>
          <table:table-cell table:style-name="Tabla1.A2" office:value-type="string">
            <text:p text:style-name="P18">17/10/2023</text:p>
          </table:table-cell>
          <table:table-cell table:style-name="Tabla1.D2" office:value-type="string">
            <text:p text:style-name="Table_20_Contents"/>
          </table:table-cell>
        </table:table-row>
        <table:table-row>
          <table:table-cell table:style-name="Tabla1.A2" office:value-type="string">
            <text:p text:style-name="P18">10</text:p>
          </table:table-cell>
          <table:table-cell table:style-name="Tabla1.A2" office:value-type="string">
            <text:p text:style-name="P18">Publicacion y GIT</text:p>
          </table:table-cell>
          <table:table-cell table:style-name="Tabla1.A2" office:value-type="string">
            <text:p text:style-name="P18">18/10/2023</text:p>
          </table:table-cell>
          <table:table-cell table:style-name="Tabla1.D2" office:value-type="string">
            <text:p text:style-name="Table_20_Contents"/>
          </table:table-cell>
        </table:table-row>
        <table:table-row>
          <table:table-cell table:style-name="Tabla1.A2" office:value-type="string">
            <text:p text:style-name="P18">11</text:p>
          </table:table-cell>
          <table:table-cell table:style-name="Tabla1.A2" office:value-type="string">
            <text:p text:style-name="P18">Diseño Integral del Proyecto</text:p>
          </table:table-cell>
          <table:table-cell table:style-name="Tabla1.A2" office:value-type="string">
            <text:p text:style-name="P18">18/10/2023</text:p>
          </table:table-cell>
          <table:table-cell table:style-name="Tabla1.D2" office:value-type="string">
            <text:p text:style-name="Table_20_Contents"/>
          </table:table-cell>
        </table:table-row>
        <table:table-row>
          <table:table-cell table:style-name="Tabla1.A2" office:value-type="string">
            <text:p text:style-name="P18">12</text:p>
          </table:table-cell>
          <table:table-cell table:style-name="Tabla1.A2" office:value-type="string">
            <text:p text:style-name="P18">Documentacion</text:p>
          </table:table-cell>
          <table:table-cell table:style-name="Tabla1.A2" office:value-type="string">
            <text:p text:style-name="P18"><text:span text:style-name="T3">18</text:span>/10/2023</text:p>
          </table:table-cell>
          <table:table-cell table:style-name="Tabla1.D2" office:value-type="string">
            <text:p text:style-name="P18">Gabriel Jose</text:p>
          </table:table-cell>
        </table:table-row>
      </table:table>
      <text:p text:style-name="P12"/>
      <text:p text:style-name="P13">8- Recursos externos</text:p>
      <text:list xml:id="list1136369782" text:style-name="L9">
        <text:list-item>
          <text:p text:style-name="P14">Uso de la API de Google Maps para mostrar la ubicación en la pagina de contacto</text:p>
        </text:list-item>
        <text:list-item>
          <text:p text:style-name="P14">Uso de la API de XXXX para mostrar el valor actual del dólar</text:p>
        </text:list-item>
      </text:list>
      <text:p text:style-name="P13"/>
      <text:p text:style-name="P15"><text:span text:style-name="T3">9- Desarrollos futuros y mejoras potenciales <text:line-break/>- Chat en vivo<text:line-break/>- Integración con plataforma de pago</text:span></text:p>
      <text:p text:style-name="P15"><text:span text:style-name="T3">- Agregar opciones para el formulario que me permitan escoger 3 modelos de autos para asegurar la disponibilidad</text:span></text:p>
      <text:p text:style-name="P13"/>
      <text:p text:style-name="P13">10- Contacto:<text:line-break/>Email: <text:a xlink:type="simple" xlink:href="mailto:gabrielmjose@gmail.com" text:style-name="Internet_20_link" text:visited-style-name="Visited_20_Internet_20_Link">gabrielmjose@gmail.com</text:a></text:p>
      <text:p text:style-name="P13"/>
      <text:p text:style-name="P13">11- Fecha de entrega:<text:line-break/>La fecha de entrega original 18/10/2023 se extendio al 25/10/2023</text:p>
      <text:p text:style-name="P13"/>
      <text:p text:style-name="P13">*****************************************************************************</text:p>
      <text:p text:style-name="P13"/>
      <text:p text:style-name="P16">Anexo I: Relevamiento de paginas que ofrecen servicios similares para ver que funciona bien y que no, que cosas se pueden tomar y que cosas se pueden mejorar.<text:line-break/></text:p>
      <text:p text:style-name="P17">Direccion: https://www.hertz.com.ar/</text:p>
      <text:p text:style-name="P16"/>
      <text:p text:style-name="P16">Barra de categorias (nosotros, flota, sucursales, informacion adicional, descuentos, contacto, etc), Lugar de entrega, Retiro/devolucion, Hora de entrega, Hora devolucion, Codigo promocional, Buscador, Pagina en otro pais (chile), Nueva linea prestige (linea premium), Beneficios en hoteles, restaurantes, compras, entrenimientos), Flota de autos de alquiler en Argentina</text:p>
      <text:p text:style-name="P16"/>
      <text:p text:style-name="P16">Fotos y caracteristicas:</text:p>
      <text:p text:style-name="P16">Capacidad de personas, equipaje, cambio manual o automatico, aire acondicionado, frenos abs........</text:p>
      <text:p text:style-name="P16"/>
      <text:p text:style-name="P16">Las caracteristicas se expresan con pequeños simbolos</text:p>
      <text:p text:style-name="P16"><text:soft-page-break/></text:p>
      <text:p text:style-name="P16">Imagenes de los diversos autos que se van moviendo pero en la parte inferior (deberia estar en la superior, la barra de categorias, un apartado con los diversos modelos y sus caracteristicas, y recien ahi el formulario)</text:p>
      <text:p text:style-name="P16"/>
      <text:p text:style-name="P16">Formulario de contacto con datos (mails para reservas, telefonos para whatsapp y mail) </text:p>
      <text:p text:style-name="P16"/>
      <text:p text:style-name="P16">Recorridos de la empresa (desde donde a donde cubre recorridos)</text:p>
      <text:p text:style-name="P16"/>
      <text:p text:style-name="P16">Ubicacion de sucursales mediante mapas</text:p>
      <text:p text:style-name="P16"/>
      <text:p text:style-name="P16">Hay imagenes de los autos, pero no tantas de personas usando los autos (como que le falta el toque humano)</text:p>
      <text:p text:style-name="P16"/>
      <text:p text:style-name="P17">Direccion: <text:s/>https://www.localiza.com/argentina/es-ar</text:p>
      <text:p text:style-name="P16"/>
      <text:p text:style-name="P16">Nueva reserva, fecha y hora</text:p>
      <text:p text:style-name="P16"/>
      <text:p text:style-name="P16">Login, destinos posibles, contactos</text:p>
      <text:p text:style-name="P16"/>
      <text:p text:style-name="P16">Hay imagenes de los vehiculos aunque son mas escuetas (un solo auto en pantalla con flechas en los extremos alejados, el auto se ve pequeño y se podria hacer un listo mostrando varios)</text:p>
      <text:p text:style-name="P16"/>
      <text:p text:style-name="P16">Dice a que auto equivale el modelo que estoy viendo pero no me da datos de capacidad de personas y equipaje, tengo que seleccionar una pestaña especial para saber esos datos.</text:p>
      <text:p text:style-name="P16"/>
      <text:p text:style-name="P17">Direccion: https://www.alamo.com/es/inicio.html</text:p>
      <text:p text:style-name="P16"/>
      <text:p text:style-name="P16">No hay imagenes de los autos en la pagina principal, todos las categorias (quienes son, que autos tienen, donde estan, se encuentran en la parte inferior de la pagina en forma de nube de palabras con titulos...)</text:p>
      <text:p text:style-name="P16"/>
      <text:p text:style-name="P16"/>
      <text:p text:style-name="P16">Casi no hay imagenes, hay que navegar varias paginas para ver un auto...</text:p>
      <text:p text:style-name="P16"/>
      <text:p text:style-name="P16">El menu no funcio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briel Jose</meta:initial-creator>
    <meta:creation-date>2023-10-13T15:38:21.349451807</meta:creation-date>
    <dc:date>2023-10-13T18:23:23.692116312</dc:date>
    <dc:creator>Gabriel Jose</dc:creator>
    <meta:editing-duration>PT13M21S</meta:editing-duration>
    <meta:editing-cycles>2</meta:editing-cycles>
    <meta:generator>LibreOffice/6.0.7.3$Linux_X86_64 LibreOffice_project/00m0$Build-3</meta:generator>
    <meta:document-statistic meta:table-count="1" meta:image-count="0" meta:object-count="0" meta:page-count="3" meta:paragraph-count="104" meta:word-count="832" meta:character-count="5281" meta:non-whitespace-character-count="4564"/>
  </office:meta>
</office:document-meta>
</file>